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>
      <style:paragraph-properties fo:line-height="150%" fo:text-align="center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" style:family="paragraph" style:parent-style-name="normal">
      <style:paragraph-properties fo:line-height="150%" fo:text-align="justify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normal">
      <style:paragraph-properties fo:line-height="150%" fo:text-align="justify" style:justify-single-word="false"/>
      <style:text-properties style:font-name="Times New Roman" fo:font-size="12pt" fo:background-color="#ffffff" style:font-name-asian="Times New Roman1" style:font-size-asian="12pt" style:font-name-complex="Times New Roman1" style:font-size-complex="12pt"/>
    </style:style>
    <style:style style:name="P4" style:family="paragraph" style:parent-style-name="normal">
      <style:paragraph-properties fo:line-height="150%" fo:text-align="center" style:justify-single-word="false"/>
    </style:style>
    <style:style style:name="P5" style:family="paragraph" style:parent-style-name="normal">
      <style:paragraph-properties fo:line-height="150%" fo:text-align="justify" style:justify-single-word="false"/>
      <style:text-properties fo:color="#666666" style:font-name="Times New Roman" fo:font-size="12pt" style:font-name-asian="Times New Roman1" style:font-size-asian="12pt" style:font-name-complex="Times New Roman1" style:font-size-complex="12pt"/>
    </style:style>
    <style:style style:name="P6" style:family="paragraph" style:parent-style-name="Heading_20_1" style:master-page-name="Standard">
      <style:paragraph-properties fo:line-height="150%" fo:text-align="center" style:justify-single-word="false" style:page-number="1"/>
    </style:style>
    <style:style style:name="P7" style:family="paragraph" style:parent-style-name="normal">
      <style:paragraph-properties fo:line-height="150%" fo:text-align="justify" style:justify-single-word="false"/>
      <style:text-properties style:font-name="Times New Roman" fo:font-size="12pt" officeooo:paragraph-rsid="00100873" fo:background-color="#ffffff" style:font-name-asian="Times New Roman1" style:font-size-asian="12pt" style:font-name-complex="Times New Roman1" style:font-size-complex="12pt"/>
    </style:style>
    <style:style style:name="P8" style:family="paragraph" style:parent-style-name="normal">
      <style:paragraph-properties fo:line-height="150%" fo:text-align="center" style:justify-single-word="false"/>
      <style:text-properties style:font-name="Times New Roman" fo:font-size="12pt" fo:background-color="#ffffff" style:font-name-asian="Times New Roman1" style:font-size-asian="12pt" style:font-name-complex="Times New Roman1" style:font-size-complex="12pt"/>
    </style:style>
    <style:style style:name="P9" style:family="paragraph" style:parent-style-name="normal">
      <style:paragraph-properties fo:line-height="150%" fo:text-align="center" style:justify-single-word="false"/>
      <style:text-properties style:font-name="Times New Roman" fo:font-size="12pt" officeooo:paragraph-rsid="000907f9" fo:background-color="#ffffff" style:font-name-asian="Times New Roman1" style:font-size-asian="12pt" style:font-name-complex="Times New Roman1" style:font-size-complex="12pt"/>
    </style:style>
    <style:style style:name="P10" style:family="paragraph" style:parent-style-name="normal">
      <style:paragraph-properties fo:line-height="150%" fo:text-align="justify" style:justify-single-word="false"/>
      <style:text-properties style:font-name="Times New Roman" fo:font-size="12pt" officeooo:rsid="000ff845" officeooo:paragraph-rsid="000ff845" fo:background-color="#ffffff" style:font-name-asian="Times New Roman1" style:font-size-asian="12pt" style:font-name-complex="Times New Roman1" style:font-size-complex="12pt"/>
    </style:style>
    <style:style style:name="P11" style:family="paragraph" style:parent-style-name="normal">
      <style:paragraph-properties fo:line-height="150%" fo:text-align="justify" style:justify-single-word="false"/>
      <style:text-properties style:font-name="Times New Roman" fo:font-size="12pt" officeooo:rsid="00100873" officeooo:paragraph-rsid="00100873" fo:background-color="#ffffff" style:font-name-asian="Times New Roman1" style:font-size-asian="12pt" style:font-name-complex="Times New Roman1" style:font-size-complex="12pt"/>
    </style:style>
    <style:style style:name="P12" style:family="paragraph" style:parent-style-name="normal">
      <style:paragraph-properties fo:line-height="150%" fo:text-align="center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3" style:family="paragraph" style:parent-style-name="normal">
      <style:paragraph-properties fo:line-height="150%" fo:text-align="justify" style:justify-single-word="false"/>
      <style:text-properties style:font-name="Times New Roman" fo:font-size="12pt" style:text-underline-style="solid" style:text-underline-width="auto" style:text-underline-color="font-color" officeooo:rsid="00100873" officeooo:paragraph-rsid="00100873" fo:background-color="#ffffff" style:font-name-asian="Times New Roman1" style:font-size-asian="12pt" style:font-name-complex="Times New Roman1" style:font-size-complex="12pt"/>
    </style:style>
    <style:style style:name="P14" style:family="paragraph" style:parent-style-name="normal">
      <style:paragraph-properties fo:line-height="150%" fo:text-align="justify" style:justify-single-word="false"/>
      <style:text-properties fo:color="#333333" style:font-name="Times New Roman" fo:font-size="12pt" officeooo:rsid="000bdf8a" officeooo:paragraph-rsid="000bdf8a" style:font-name-asian="Times New Roman1" style:font-size-asian="12pt" style:font-name-complex="Times New Roman1" style:font-size-complex="12pt"/>
    </style:style>
    <style:style style:name="P15" style:family="paragraph" style:parent-style-name="normal">
      <style:paragraph-properties fo:line-height="150%" fo:text-align="justify" style:justify-single-word="false"/>
      <style:text-properties fo:color="#333333" style:font-name="Times New Roman" fo:font-size="12pt" officeooo:rsid="00085acd" officeooo:paragraph-rsid="00085acd" style:font-name-asian="Times New Roman1" style:font-size-asian="12pt" style:font-name-complex="Times New Roman1" style:font-size-complex="12pt"/>
    </style:style>
    <style:style style:name="P16" style:family="paragraph" style:parent-style-name="normal">
      <style:paragraph-properties fo:line-height="150%" fo:text-align="justify" style:justify-single-word="false"/>
      <style:text-properties fo:color="#333333" style:font-name="Times New Roman" fo:font-size="12pt" officeooo:rsid="000d2d38" officeooo:paragraph-rsid="000d2d38" style:font-name-asian="Times New Roman1" style:font-size-asian="12pt" style:font-name-complex="Times New Roman1" style:font-size-complex="12pt"/>
    </style:style>
    <style:style style:name="P17" style:family="paragraph" style:parent-style-name="normal">
      <style:paragraph-properties fo:line-height="150%" fo:text-align="justify" style:justify-single-word="false"/>
      <style:text-properties fo:color="#333333" style:font-name="Times New Roman" fo:font-size="12pt" officeooo:rsid="00085acd" officeooo:paragraph-rsid="00085acd" fo:background-color="#ffffff" style:font-name-asian="Times New Roman1" style:font-size-asian="12pt" style:font-name-complex="Times New Roman1" style:font-size-complex="12pt"/>
    </style:style>
    <style:style style:name="P18" style:family="paragraph" style:parent-style-name="normal">
      <style:paragraph-properties fo:line-height="150%" fo:text-align="justify" style:justify-single-word="false"/>
      <style:text-properties fo:color="#333333" style:font-name="Times New Roman" fo:font-size="12pt" officeooo:rsid="000907f9" officeooo:paragraph-rsid="000907f9" fo:background-color="#ffffff" style:font-name-asian="Times New Roman1" style:font-size-asian="12pt" style:font-name-complex="Times New Roman1" style:font-size-complex="12pt"/>
    </style:style>
    <style:style style:name="P19" style:family="paragraph" style:parent-style-name="normal">
      <style:paragraph-properties fo:line-height="150%" fo:text-align="justify" style:justify-single-word="false"/>
      <style:text-properties fo:color="#333333" officeooo:rsid="000e4c6d" officeooo:paragraph-rsid="000e4c6d"/>
    </style:style>
    <style:style style:name="P20" style:family="paragraph" style:parent-style-name="normal">
      <style:paragraph-properties fo:line-height="150%" fo:text-align="justify" style:justify-single-word="false"/>
      <style:text-properties officeooo:paragraph-rsid="000bdf8a"/>
    </style:style>
    <style:style style:name="P21" style:family="paragraph" style:parent-style-name="normal">
      <style:paragraph-properties fo:line-height="150%" fo:text-align="justify" style:justify-single-word="false"/>
      <style:text-properties officeooo:paragraph-rsid="000e4c6d"/>
    </style:style>
    <style:style style:name="P22" style:family="paragraph" style:parent-style-name="normal">
      <style:paragraph-properties fo:line-height="150%" fo:text-align="justify" style:justify-single-word="false"/>
      <style:text-properties officeooo:paragraph-rsid="000907f9"/>
    </style:style>
    <style:style style:name="P23" style:family="paragraph" style:parent-style-name="normal">
      <style:paragraph-properties fo:line-height="150%" fo:text-align="center" style:justify-single-word="false"/>
    </style:style>
    <style:style style:name="P24" style:family="paragraph" style:parent-style-name="normal">
      <style:paragraph-properties fo:line-height="150%" fo:text-align="justify" style:justify-single-word="false"/>
      <style:text-properties officeooo:rsid="000e4c6d" officeooo:paragraph-rsid="000e4c6d"/>
    </style:style>
    <style:style style:name="P25" style:family="paragraph" style:parent-style-name="normal">
      <style:paragraph-properties fo:margin-left="0cm" fo:margin-right="0cm" fo:line-height="150%" fo:text-align="justify" style:justify-single-word="false" fo:text-indent="0cm" style:auto-text-indent="false"/>
      <style:text-properties officeooo:paragraph-rsid="00085acd"/>
    </style:style>
    <style:style style:name="P26" style:family="paragraph" style:parent-style-name="normal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7" style:family="paragraph" style:parent-style-name="normal">
      <style:paragraph-properties fo:margin-left="0cm" fo:margin-right="0cm" fo:line-height="150%" fo:text-align="justify" style:justify-single-word="false" fo:text-indent="0cm" style:auto-text-indent="false"/>
      <style:text-properties fo:color="#333333" style:font-name="Times New Roman" fo:font-size="12pt" officeooo:rsid="00085acd" officeooo:paragraph-rsid="00100873" style:font-name-asian="Times New Roman1" style:font-size-asian="12pt" style:font-name-complex="Times New Roman1" style:font-size-complex="12pt"/>
    </style:style>
    <style:style style:name="T1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3" style:family="text">
      <style:text-properties style:font-name="Times New Roman" fo:font-size="12pt" fo:background-color="#ffffff" loext:char-shading-value="0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style:text-underline-style="solid" style:text-underline-width="auto" style:text-underline-color="font-color" fo:background-color="#ffffff" loext:char-shading-value="0" style:font-name-asian="Times New Roman1" style:font-size-asian="12pt" style:font-name-complex="Times New Roman1" style:font-size-complex="12pt"/>
    </style:style>
    <style:style style:name="T5" style:family="text">
      <style:text-properties fo:color="#666666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6" style:family="text">
      <style:text-properties fo:color="#666666" style:font-name="Times New Roman" fo:font-size="14pt" style:font-name-asian="Times New Roman1" style:font-size-asian="14pt" style:font-name-complex="Times New Roman1" style:font-size-complex="14pt"/>
    </style:style>
    <style:style style:name="T7" style:family="text">
      <style:text-properties fo:color="#333333" style:font-name="Times New Roman" fo:font-size="14pt" style:text-underline-style="solid" style:text-underline-width="auto" style:text-underline-color="font-color" fo:font-weight="normal" officeooo:rsid="00061d57" style:font-name-asian="Times New Roman1" style:font-size-asian="14pt" style:font-weight-asian="normal" style:font-name-complex="Times New Roman1" style:font-size-complex="14pt" style:font-weight-complex="normal"/>
    </style:style>
    <style:style style:name="T8" style:family="text">
      <style:text-properties fo:color="#333333" style:font-name="Times New Roman" fo:font-size="14pt" style:text-underline-style="solid" style:text-underline-width="auto" style:text-underline-color="font-color" officeooo:rsid="00061d57" style:font-name-asian="Times New Roman1" style:font-size-asian="14pt" style:font-name-complex="Times New Roman1" style:font-size-complex="14pt"/>
    </style:style>
    <style:style style:name="T9" style:family="text">
      <style:text-properties fo:color="#333333" style:font-name="Times New Roman" fo:font-size="14pt" style:text-underline-style="none" style:font-name-asian="Times New Roman1" style:font-size-asian="14pt" style:font-name-complex="Times New Roman1" style:font-size-complex="14pt"/>
    </style:style>
    <style:style style:name="T10" style:family="text">
      <style:text-properties fo:color="#333333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11" style:family="text">
      <style:text-properties fo:color="#333333" style:font-name="Times New Roman" fo:font-size="12pt" style:font-name-asian="Times New Roman1" style:font-size-asian="12pt" style:font-name-complex="Times New Roman1" style:font-size-complex="12pt"/>
    </style:style>
    <style:style style:name="T12" style:family="text">
      <style:text-properties fo:color="#333333" style:font-name="Times New Roman" fo:font-size="12pt" officeooo:rsid="00085acd" style:font-name-asian="Times New Roman1" style:font-size-asian="12pt" style:font-name-complex="Times New Roman1" style:font-size-complex="12pt"/>
    </style:style>
    <style:style style:name="T13" style:family="text">
      <style:text-properties fo:color="#333333" style:font-name="Times New Roman" fo:font-size="12pt" officeooo:rsid="000bdf8a" style:font-name-asian="Times New Roman1" style:font-size-asian="12pt" style:font-name-complex="Times New Roman1" style:font-size-complex="12pt"/>
    </style:style>
    <style:style style:name="T14" style:family="text">
      <style:text-properties fo:color="#333333" style:font-name="Times New Roman" fo:font-size="12pt" officeooo:rsid="000e4c6d" style:font-name-asian="Times New Roman1" style:font-size-asian="12pt" style:font-name-complex="Times New Roman1" style:font-size-complex="12pt"/>
    </style:style>
    <style:style style:name="T15" style:family="text">
      <style:text-properties fo:color="#333333" style:font-name="Times New Roman" fo:font-size="12pt" fo:background-color="#ffffff" loext:char-shading-value="0" style:font-name-asian="Times New Roman1" style:font-size-asian="12pt" style:font-name-complex="Times New Roman1" style:font-size-complex="12pt"/>
    </style:style>
    <style:style style:name="T16" style:family="text">
      <style:text-properties fo:color="#333333" style:font-name="Times New Roman" fo:font-size="12pt" officeooo:rsid="000e4c6d" fo:background-color="#ffffff" loext:char-shading-value="0" style:font-name-asian="Times New Roman1" style:font-size-asian="12pt" style:font-name-complex="Times New Roman1" style:font-size-complex="12pt"/>
    </style:style>
    <style:style style:name="T17" style:family="text">
      <style:text-properties fo:color="#333333" style:font-name="Times New Roman" fo:font-size="12pt" officeooo:rsid="000eec4d" fo:background-color="#ffffff" loext:char-shading-value="0" style:font-name-asian="Times New Roman1" style:font-size-asian="12pt" style:font-name-complex="Times New Roman1" style:font-size-complex="12pt"/>
    </style:style>
    <style:style style:name="T18" style:family="text">
      <style:text-properties fo:color="#333333" style:font-name="Times New Roman" fo:font-size="12pt" fo:font-weight="bold" officeooo:rsid="00085acd" style:font-name-asian="Times New Roman1" style:font-size-asian="12pt" style:font-weight-asian="bold" style:font-name-complex="Times New Roman1" style:font-size-complex="12pt" style:font-weight-complex="bold"/>
    </style:style>
    <style:style style:name="T19" style:family="text">
      <style:text-properties fo:color="#333333" style:font-name="Times New Roman" fo:font-size="12pt" fo:font-weight="normal" officeooo:rsid="00085acd" style:font-name-asian="Times New Roman1" style:font-size-asian="12pt" style:font-weight-asian="normal" style:font-name-complex="Times New Roman1" style:font-size-complex="12pt" style:font-weight-complex="normal"/>
    </style:style>
    <style:style style:name="T20" style:family="text">
      <style:text-properties fo:color="#333333" style:font-name="Times New Roman" fo:font-size="12pt" style:text-underline-style="solid" style:text-underline-width="auto" style:text-underline-color="font-color" fo:font-weight="normal" officeooo:rsid="00085acd" style:font-name-asian="Times New Roman1" style:font-size-asian="12pt" style:font-weight-asian="normal" style:font-name-complex="Times New Roman1" style:font-size-complex="12pt" style:font-weight-complex="normal"/>
    </style:style>
    <style:style style:name="T21" style:family="text">
      <style:text-properties fo:color="#333333" style:font-name="Times New Roman" fo:font-size="12pt" style:text-underline-style="solid" style:text-underline-width="auto" style:text-underline-color="font-color" style:font-name-asian="Times New Roman1" style:font-size-asian="12pt" style:font-name-complex="Times New Roman1" style:font-size-complex="12pt"/>
    </style:style>
    <style:style style:name="T22" style:family="text">
      <style:text-properties fo:color="#333333" style:font-name="Times New Roman" fo:font-size="12pt" style:text-underline-style="solid" style:text-underline-width="auto" style:text-underline-color="font-color" officeooo:rsid="000bdf8a" style:font-name-asian="Times New Roman1" style:font-size-asian="12pt" style:font-name-complex="Times New Roman1" style:font-size-complex="12pt"/>
    </style:style>
    <style:style style:name="T23" style:family="text">
      <style:text-properties fo:color="#333333" style:font-name="Times New Roman" fo:font-size="12pt" style:text-underline-style="solid" style:text-underline-width="auto" style:text-underline-color="font-color" fo:background-color="#ffffff" loext:char-shading-value="0" style:font-name-asian="Times New Roman1" style:font-size-asian="12pt" style:font-name-complex="Times New Roman1" style:font-size-complex="12pt"/>
    </style:style>
    <style:style style:name="T24" style:family="text">
      <style:text-properties fo:color="#333333" style:font-name="Times New Roman" fo:font-size="12pt" style:text-underline-style="solid" style:text-underline-width="auto" style:text-underline-color="font-color" officeooo:rsid="000e4c6d" fo:background-color="#ffffff" loext:char-shading-value="0" style:font-name-asian="Times New Roman1" style:font-size-asian="12pt" style:font-name-complex="Times New Roman1" style:font-size-complex="12pt"/>
    </style:style>
    <style:style style:name="T25" style:family="text">
      <style:text-properties officeooo:rsid="000bdf8a"/>
    </style:style>
    <style:style style:name="T26" style:family="text">
      <style:text-properties officeooo:rsid="000d2d38"/>
    </style:style>
    <style:style style:name="T27" style:family="text">
      <style:text-properties officeooo:rsid="00100873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style:text-underline-style="solid" style:text-underline-width="auto" style:text-underline-color="font-color" officeooo:rsid="00100873"/>
    </style:style>
    <style:style style:name="T3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2" style:family="text">
      <style:text-properties style:text-underline-style="solid" style:text-underline-width="auto" style:text-underline-color="font-color" fo:font-weight="normal" officeooo:rsid="00100873" style:font-weight-asian="normal" style:font-weight-complex="normal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style:text-underline-styl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bookmark text:name="_wmqaiisrsbi5"/>Reconhecimento de premissas e conclusão</text:p>
      <text:p text:style-name="P1"/>
      <text:p text:style-name="P4"><text:span text:style-name="T1">Nome:</text:span><text:span text:style-name="T5"> </text:span><text:span text:style-name="T8">Caio César Nascimento Silva</text:span><text:span text:style-name="T9">______________________</text:span><text:span text:style-name="T6"> </text:span><text:span text:style-name="T1">Turma:</text:span><text:span text:style-name="T10"> </text:span><text:span text:style-name="T7">Info 1</text:span><text:span text:style-name="T10">__</text:span></text:p>
      <text:p text:style-name="P5"/>
      <text:p text:style-name="P26">(1) </text:p>
      <text:p text:style-name="P25"><text:span text:style-name="T20">Premissa 1:</text:span><text:span text:style-name="T12"> </text:span><text:span text:style-name="T13">Quando</text:span><text:span text:style-name="T12"> o trabalho é demorado e sem descanso, é de qualidade</text:span></text:p>
      <text:p text:style-name="P27"><text:span text:style-name="T31">Prem</text:span><text:span text:style-name="T32">i</text:span><text:span text:style-name="T31">ssa 2:</text:span> O trabalho é demorado e sem descanso</text:p>
      <text:p text:style-name="P27"><text:span text:style-name="T31">Conclusão:</text:span> É certo que o trabalho é de qualidade</text:p>
      <text:p text:style-name="P12"/>
      <text:p text:style-name="P12">(2) </text:p>
      <text:p text:style-name="P15"><text:span text:style-name="T29">Premissa 1:</text:span> <text:span text:style-name="T25">O presidente está a favor de aumentar a idade da aposentadoria</text:span></text:p>
      <text:p text:style-name="P14"><text:span text:style-name="T29">Premissa 2:</text:span> O presidente se aposentou mais cedo</text:p>
      <text:p text:style-name="P14"><text:span text:style-name="T29">Conclusão:</text:span> É um absurdo o presidente querer aumentar a idade de aposentadoria</text:p>
      <text:p text:style-name="P2"/>
      <text:p text:style-name="P12">(3)</text:p>
      <text:p text:style-name="P14"><text:span text:style-name="T29">Premissa 1:</text:span> <text:span text:style-name="T26">O economista John Kenneth Glabraith defende que a contenção de gastos é a melhor cura para a recessão</text:span></text:p>
      <text:p text:style-name="P16"><text:span text:style-name="T29">Premissa 2:</text:span> Alguns estão reclamando da melhor opção para curar a recessão</text:p>
      <text:p text:style-name="P16"><text:span text:style-name="T29">Co</text:span><text:span text:style-name="T30">n</text:span><text:span text:style-name="T29">clusão:</text:span> Logo, é ridículo essa reclamação</text:p>
      <text:p text:style-name="P2"/>
      <text:p text:style-name="P12">(4) </text:p>
      <text:p text:style-name="P20"><text:span text:style-name="T22">Premissa 1:</text:span><text:span text:style-name="T13"> </text:span><text:span text:style-name="T14">Se houver inflação, vai ser muito ruim para o Brasil</text:span></text:p>
      <text:p text:style-name="P24"><text:span text:style-name="T21">Premissa 2:</text:span><text:span text:style-name="T11"> A reforma da previdência vai acabar com a inflação</text:span></text:p>
      <text:p text:style-name="P24"><text:span text:style-name="T21">Conclusão:</text:span><text:span text:style-name="T11"> Logo, a reforma da previdência tem que ser aprovada</text:span></text:p>
      <text:p text:style-name="P2"/>
      <text:p text:style-name="P4"><text:span text:style-name="T2">(5) </text:span></text:p>
      <text:p text:style-name="P19"><text:span text:style-name="T4">Premissa 1:</text:span><text:span text:style-name="T3"> Quem nasce em Estagira é grego</text:span></text:p>
      <text:p text:style-name="P21"><text:span text:style-name="T24">Premissa <text:s/>2:</text:span><text:span text:style-name="T16"> Sócrates é grego</text:span></text:p>
      <text:p text:style-name="P19"><text:span text:style-name="T4">Conclusão</text:span><text:span text:style-name="T3">: Sócrates nasceu em Estagira</text:span></text:p>
      <text:p text:style-name="P3"><text:soft-page-break/></text:p>
      <text:p text:style-name="P8">(6) </text:p>
      <text:p text:style-name="P17"><text:span text:style-name="T29">Premissa 1:</text:span> A teoria da evoluçao diz que os macacos evolui para homens</text:p>
      <text:p text:style-name="P17"><text:span text:style-name="T29">Premissa 2:</text:span> Os macacos não estão evoluindo para homens</text:p>
      <text:p text:style-name="P17"><text:span text:style-name="T29">Conclusão:</text:span> Logo, a teoria da evolução é falsa</text:p>
      <text:p text:style-name="P3"/>
      <text:p text:style-name="P8">(7) </text:p>
      <text:p text:style-name="P18"><text:span text:style-name="T29">Premissa 1:</text:span> Se algo é pernicioso, torna as pessoas perniciosas</text:p>
      <text:p text:style-name="P18"><text:span text:style-name="T29">Premissa 2:</text:span> Os ateus são perniciosos</text:p>
      <text:p text:style-name="P18"><text:span text:style-name="T29">Conclusão:</text:span> Então, observa-se que o ateísmo é pernicioso</text:p>
      <text:p text:style-name="P3"/>
      <text:p text:style-name="P9">(8) </text:p>
      <text:p text:style-name="P22"><text:span text:style-name="T24">Premissa 1: </text:span><text:span text:style-name="T17">A mídia está manipulando os números de morte da COVID-19</text:span></text:p>
      <text:p text:style-name="P21"><text:span text:style-name="T24">Premissa 2:</text:span><text:span text:style-name="T16"> </text:span><text:span text:style-name="T17">Se a mídia está manipulando, então os números não são reais</text:span></text:p>
      <text:p text:style-name="P24"><text:span text:style-name="T23">Conclusão: </text:span><text:span text:style-name="T15">Portanto, o coronavírus não mata tanto</text:span></text:p>
      <text:p text:style-name="P3"/>
      <text:p text:style-name="P8">(9) </text:p>
      <text:p text:style-name="P10"><text:span text:style-name="T29">Premissa 1:</text:span> <text:span text:style-name="T27">Deus só existiria se o não houvesse o mal</text:span></text:p>
      <text:p text:style-name="P11"><text:span text:style-name="T29">Premissa 2:</text:span> A cegueira é um mal</text:p>
      <text:p text:style-name="P7"><text:span text:style-name="T30">Conclusão:</text:span><text:span text:style-name="T27"> Logo, Deus não existe</text:span></text:p>
      <text:p text:style-name="P8"/>
      <text:p text:style-name="P8">(10)</text:p>
      <text:p text:style-name="P11"><text:span text:style-name="T29">Premissa 1: </text:span>Os egípcios escreviam sobre o tema de vida após a morte</text:p>
      <text:p text:style-name="P13">Premissa 2:<text:span text:style-name="T34"> O tema “vida após a morte” tinha uma forte influencia nos escritos egípcios</text:span></text:p>
      <text:p text:style-name="P11"><text:span text:style-name="T29">Conclusão:</text:span><text:span text:style-name="T34"> </text:span>Os egípcios acreditavam na vida após a mort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5-15T13:52:23.377000000</dc:date>
    <meta:editing-duration>PT7H23M57S</meta:editing-duration>
    <meta:editing-cycles>4</meta:editing-cycles>
    <meta:generator>LibreOffice/6.4.0.3$Windows_X86_64 LibreOffice_project/b0a288ab3d2d4774cb44b62f04d5d28733ac6df8</meta:generator>
    <meta:document-statistic meta:table-count="0" meta:image-count="0" meta:object-count="0" meta:page-count="2" meta:paragraph-count="42" meta:word-count="322" meta:character-count="1875" meta:non-whitespace-character-count="1586"/>
  </office:meta>
</office:document-meta>
</file>